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mesSpoolManager.initial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amesSpoolManager.getMailetConfigs( String processo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mesSpoolManager.setSpool( SpoolRepository s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mesSpoolManager.service( ServiceManager co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mesSpoolManager.getProcessor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mesSpoolManager.getMailetContainerByName( String processo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mesSpoolManager.dispo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amesSpoolManager.run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JamesSpoolManager.getMatcherConfigs( String processo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mesSpoolManager.configure( Configuration con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